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_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margin-bottom="0in"/>
      <style:text-properties fo:font-weight="bold" style:font-weight-asian="bold"/>
    </style:style>
    <style:style style:name="P3" style:parent-style-name="Normal" style:family="paragraph">
      <style:paragraph-properties fo:margin-bottom="0in"/>
      <style:text-properties fo:font-weight="bold" style:font-weight-asian="bold"/>
    </style:style>
    <style:style style:name="P4" style:parent-style-name="Normal" style:family="paragraph">
      <style:paragraph-properties fo:margin-bottom="0in"/>
      <style:text-properties fo:font-weight="bold" style:font-weight-asian="bold"/>
    </style:style>
    <style:style style:name="P5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6" style:parent-style-name="Párrafodelista" style:family="paragraph">
      <style:paragraph-properties fo:margin-bottom="0in" fo:margin-left="0.25in">
        <style:tab-stops/>
      </style:paragraph-properties>
      <style:text-properties fo:font-weight="bold" style:font-weight-asian="bold"/>
    </style:style>
    <style:style style:name="P7" style:parent-style-name="Párrafodelista" style:family="paragraph">
      <style:paragraph-properties fo:margin-bottom="0in" fo:margin-left="0.5909in" fo:text-indent="-0.2951in">
        <style:tab-stops/>
      </style:paragraph-properties>
    </style:style>
    <style:style style:name="T8" style:parent-style-name="Fuentedepárrafopredeter." style:family="text">
      <style:text-properties fo:font-weight="bold" style:font-weight-asian="bold" fo:color="#FF0000"/>
    </style:style>
    <style:style style:name="P9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0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1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2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3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6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7" style:parent-style-name="Normal" style:family="paragraph">
      <style:paragraph-properties fo:margin-bottom="0in" fo:margin-left="0.5909in" fo:text-indent="-0.2951in">
        <style:tab-stops/>
      </style:paragraph-properties>
      <style:text-properties fo:color="#FF0000"/>
    </style:style>
    <style:style style:name="P18" style:parent-style-name="Normal" style:family="paragraph">
      <style:paragraph-properties fo:margin-bottom="0in" fo:margin-left="0.5909in" fo:text-indent="-0.2951in">
        <style:tab-stops/>
      </style:paragraph-properties>
      <style:text-properties fo:color="#FF0000"/>
    </style:style>
    <style:style style:name="P19" style:parent-style-name="Normal" style:family="paragraph">
      <style:paragraph-properties fo:margin-bottom="0in" fo:margin-left="0.5909in" fo:text-indent="-0.2951in">
        <style:tab-stops/>
      </style:paragraph-properties>
      <style:text-properties fo:color="#FF0000"/>
    </style:style>
    <style:style style:name="P20" style:parent-style-name="Normal" style:family="paragraph">
      <style:paragraph-properties fo:margin-bottom="0in" fo:margin-left="0.5909in" fo:text-indent="-0.2951in">
        <style:tab-stops/>
      </style:paragraph-properties>
      <style:text-properties fo:color="#FF0000"/>
    </style:style>
    <style:style style:name="P21" style:parent-style-name="Normal" style:family="paragraph">
      <style:paragraph-properties fo:margin-bottom="0in" fo:text-indent="0.2958in"/>
    </style:style>
    <style:style style:name="P22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2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2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2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2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27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28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2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0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1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2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3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3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7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39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40" style:parent-style-name="Párrafodelista" style:family="paragraph">
      <style:paragraph-properties fo:margin-bottom="0in" fo:margin-left="0.25in">
        <style:tab-stops/>
      </style:paragraph-properties>
    </style:style>
    <style:style style:name="P41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42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43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44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4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4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47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48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49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50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51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52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53" style:parent-style-name="Párrafodelista" style:family="paragraph">
      <style:paragraph-properties fo:margin-bottom="0in" fo:margin-left="0.5909in">
        <style:tab-stops/>
      </style:paragraph-properties>
    </style:style>
    <style:style style:name="P54" style:parent-style-name="Párrafodelista" style:family="paragraph">
      <style:paragraph-properties fo:margin-bottom="0in" fo:margin-left="0.25in">
        <style:tab-stops/>
      </style:paragraph-properties>
      <style:text-properties fo:font-weight="bold" style:font-weight-asian="bold" fo:background-color="#FFFF00"/>
    </style:style>
    <style:style style:name="P55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56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5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5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5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0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1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62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63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6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68" style:parent-style-name="Párrafodelista" style:family="paragraph">
      <style:paragraph-properties fo:margin-bottom="0in" fo:margin-left="0.5909in">
        <style:tab-stops/>
      </style:paragraph-properties>
    </style:style>
    <style:style style:name="P69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70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71" style:parent-style-name="Párrafodelista" style:family="paragraph">
      <style:paragraph-properties fo:margin-bottom="0in" fo:margin-left="0.5909in">
        <style:tab-stops/>
      </style:paragraph-properties>
      <style:text-properties fo:color="#FF0000"/>
    </style:style>
    <style:style style:name="P72" style:parent-style-name="Párrafodelista" style:family="paragraph">
      <style:paragraph-properties fo:margin-bottom="0in" fo:margin-left="0.5909in">
        <style:tab-stops/>
      </style:paragraph-properties>
    </style:style>
    <style:style style:name="P73" style:parent-style-name="Párrafodelista" style:family="paragraph">
      <style:paragraph-properties fo:margin-bottom="0in" fo:margin-left="0.5909in">
        <style:tab-stops/>
      </style:paragraph-properties>
    </style:style>
    <style:style style:name="P74" style:parent-style-name="Párrafodelista" style:family="paragraph">
      <style:paragraph-properties fo:margin-bottom="0in" fo:margin-left="0.5909in">
        <style:tab-stops/>
      </style:paragraph-properties>
      <style:text-properties fo:color="#FF0000"/>
    </style:style>
    <style:style style:name="P75" style:parent-style-name="Párrafodelista" style:family="paragraph">
      <style:paragraph-properties fo:margin-bottom="0in" fo:margin-left="0.5909in">
        <style:tab-stops/>
      </style:paragraph-properties>
    </style:style>
    <style:style style:name="P76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7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78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79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80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81" style:parent-style-name="Párrafodelista" style:family="paragraph">
      <style:paragraph-properties fo:margin-bottom="0in" fo:margin-left="0.3493in" fo:text-indent="0.2416in">
        <style:tab-stops/>
      </style:paragraph-properties>
    </style:style>
    <style:style style:name="P82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8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84" style:parent-style-name="Párrafodelista" style:family="paragraph">
      <style:paragraph-properties fo:margin-bottom="0in" fo:margin-left="0.3493in" fo:text-indent="0.2416in">
        <style:tab-stops/>
      </style:paragraph-properties>
    </style:style>
    <style:style style:name="P85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86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87" style:parent-style-name="Normal" style:family="paragraph">
      <style:paragraph-properties fo:margin-bottom="0in" fo:text-indent="0.4916in"/>
    </style:style>
    <style:style style:name="P88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89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90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91" style:parent-style-name="Normal" style:family="paragraph">
      <style:paragraph-properties fo:margin-bottom="0in" fo:margin-left="0.2958in">
        <style:tab-stops/>
      </style:paragraph-properties>
      <style:text-properties fo:font-weight="bold" style:font-weight-asian="bold"/>
    </style:style>
    <style:style style:name="P92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9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9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9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9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9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9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00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01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02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103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04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05" style:parent-style-name="Párrafodelista" style:family="paragraph">
      <style:paragraph-properties fo:margin-bottom="0in" fo:margin-left="0.5909in">
        <style:tab-stops/>
      </style:paragraph-properties>
    </style:style>
    <style:style style:name="T106" style:parent-style-name="Fuentedepárrafopredeter." style:family="text">
      <style:text-properties fo:font-weight="bold" style:font-weight-asian="bold"/>
    </style:style>
    <style:style style:name="P107" style:parent-style-name="Normal" style:family="paragraph">
      <style:paragraph-properties fo:margin-bottom="0in" fo:margin-left="0.2958in">
        <style:tab-stops/>
      </style:paragraph-properties>
      <style:text-properties fo:font-weight="bold" style:font-weight-asian="bold"/>
    </style:style>
    <style:style style:name="P108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09" style:parent-style-name="Párrafodelista" style:family="paragraph">
      <style:paragraph-properties fo:margin-bottom="0in" fo:margin-left="0.3493in" fo:text-indent="0.2416in">
        <style:tab-stops/>
      </style:paragraph-properties>
    </style:style>
    <style:style style:name="P110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11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112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1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114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 fo:color="#FF0000"/>
    </style:style>
    <style:style style:name="P115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 fo:color="#FF0000"/>
    </style:style>
    <style:style style:name="P116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 fo:color="#FF0000"/>
    </style:style>
    <style:style style:name="P117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 fo:color="#FF0000"/>
    </style:style>
    <style:style style:name="P118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19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20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21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22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23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24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125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26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2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28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29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30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31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32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3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34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35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36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 fo:color="#FF0000"/>
    </style:style>
    <style:style style:name="P137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38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39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140" style:parent-style-name="Normal" style:family="paragraph">
      <style:paragraph-properties fo:margin-bottom="0in"/>
      <style:text-properties fo:font-weight="bold" style:font-weight-asian="bold" fo:background-color="#FFFF00"/>
    </style:style>
    <style:style style:name="P141" style:parent-style-name="Párrafodelista" style:family="paragraph">
      <style:paragraph-properties fo:margin-bottom="0in" fo:margin-left="0.5909in" fo:text-indent="-0.2951in">
        <style:tab-stops/>
      </style:paragraph-properties>
    </style:style>
    <style:style style:name="T142" style:parent-style-name="Fuentedepárrafopredeter." style:family="text">
      <style:text-properties fo:font-weight="bold" style:font-weight-asian="bold"/>
    </style:style>
    <style:style style:name="P143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44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4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47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4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49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50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151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52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53" style:parent-style-name="Párrafodelista" style:family="paragraph">
      <style:paragraph-properties fo:margin-bottom="0in" fo:margin-left="0.25in" fo:text-indent="0.2416in">
        <style:tab-stops/>
      </style:paragraph-properties>
    </style:style>
    <style:style style:name="P154" style:parent-style-name="Párrafodelista" style:family="paragraph">
      <style:paragraph-properties fo:margin-bottom="0in" fo:margin-left="0.5909in">
        <style:tab-stops/>
      </style:paragraph-properties>
      <style:text-properties fo:font-weight="bold" style:font-weight-asian="bold"/>
    </style:style>
    <style:style style:name="P155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56" style:parent-style-name="Párrafodelista" style:family="paragraph">
      <style:paragraph-properties fo:margin-bottom="0in" fo:margin-left="0.5909in">
        <style:tab-stops/>
      </style:paragraph-properties>
    </style:style>
    <style:style style:name="P157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5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5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60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61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62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63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64" style:parent-style-name="Párrafodelista" style:family="paragraph">
      <style:paragraph-properties fo:margin-bottom="0in" fo:margin-left="0.5909in">
        <style:tab-stops/>
      </style:paragraph-properties>
    </style:style>
    <style:style style:name="P165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66" style:parent-style-name="Párrafodelista" style:family="paragraph">
      <style:paragraph-properties fo:margin-bottom="0in"/>
      <style:text-properties fo:font-weight="bold" style:font-weight-asian="bold" fo:background-color="#FFFF00"/>
    </style:style>
    <style:style style:name="P167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68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6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0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1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2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3" style:parent-style-name="Normal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74" style:parent-style-name="Párrafodelista" style:family="paragraph">
      <style:paragraph-properties fo:margin-bottom="0in" fo:margin-left="0.5909in" fo:text-indent="-0.2951in">
        <style:tab-stops/>
      </style:paragraph-properties>
      <style:text-properties fo:font-weight="bold" style:font-weight-asian="bold"/>
    </style:style>
    <style:style style:name="P17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7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8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79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80" style:parent-style-name="Párrafodelista" style:family="paragraph">
      <style:paragraph-properties fo:margin-bottom="0in" fo:margin-left="0.5909in" fo:text-indent="-0.2951in">
        <style:tab-stops/>
      </style:paragraph-properties>
    </style:style>
    <style:style style:name="T181" style:parent-style-name="Fuentedepárrafopredeter." style:family="text">
      <style:text-properties fo:font-weight="bold" style:font-weight-asian="bold"/>
    </style:style>
    <style:style style:name="T182" style:parent-style-name="Fuentedepárrafopredeter." style:family="text">
      <style:text-properties fo:font-weight="bold" style:font-weight-asian="bold" fo:color="#FF0000"/>
    </style:style>
    <style:style style:name="T183" style:parent-style-name="Fuentedepárrafopredeter." style:family="text">
      <style:text-properties fo:font-weight="bold" style:font-weight-asian="bold"/>
    </style:style>
    <style:style style:name="P184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85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86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87" style:parent-style-name="Normal" style:family="paragraph">
      <style:paragraph-properties fo:margin-bottom="0in" fo:margin-left="0.5909in" fo:text-indent="-0.2951in">
        <style:tab-stops/>
      </style:paragraph-properties>
    </style:style>
    <style:style style:name="P188" style:parent-style-name="Normal" style:family="paragraph">
      <style:paragraph-properties fo:margin-bottom="0in" fo:margin-left="0.5909in" fo:text-indent="-0.2951in">
        <style:tab-stops/>
      </style:paragraph-properties>
    </style:style>
  </office:automatic-styles>
  <office:body>
    <office:text text:use-soft-page-breaks="true">
      <text:p text:style-name="P1">Encuesta “Apache OpenOffice Writer”</text:p>
      <text:p text:style-name="P2"/>
      <text:p text:style-name="P3">Propósito: Conocer datos conductuales de los usuarios de<text:s/>OpenOffice Writer.</text:p>
      <text:p text:style-name="P4"/>
      <text:list text:style-name="LFO2_1" text:continue-numbering="true">
        <text:list-item>
          <text:p text:style-name="P5">Identificación del entrevistado</text:p>
        </text:list-item>
      </text:list>
      <text:p text:style-name="P6"/>
      <text:list text:style-name="LFO3" text:continue-numbering="true">
        <text:list-item>
          <text:p text:style-name="P7"><text:span text:style-name="T8">¿Cuál es su correo electrónico?<text:s/></text:span>___________________________________________</text:p>
        </text:list-item>
      </text:list>
      <text:p text:style-name="P9"/>
      <text:list text:style-name="LFO3" text:continue-numbering="true">
        <text:list-item>
          <text:p text:style-name="P10">¿Qué edad tiene?</text:p>
        </text:list-item>
      </text:list>
      <text:p text:style-name="P11">&lt; 20</text:p>
      <text:p text:style-name="P12">21 – 30</text:p>
      <text:p text:style-name="P13">31 - 40</text:p>
      <text:p text:style-name="P14"><text:s/>&gt; 41</text:p>
      <text:p text:style-name="P15"/>
      <text:list text:style-name="LFO3" text:continue-numbering="true">
        <text:list-item>
          <text:p text:style-name="P16">¿Qué nivel de estudios tiene?</text:p>
        </text:list-item>
      </text:list>
      <text:p text:style-name="P17">Educación básica/primaria</text:p>
      <text:p text:style-name="P18">Educación<text:s/>media/secundaria</text:p>
      <text:p text:style-name="P19">Educación universitaria (grado/licenciado/ingeniero)</text:p>
      <text:p text:style-name="P20">Postgrado (master/doctorado)</text:p>
      <text:p text:style-name="P21">Otro:<text:s/></text:p>
      <text:p text:style-name="P22"/>
      <text:list text:style-name="LFO3" text:continue-numbering="true">
        <text:list-item>
          <text:p text:style-name="P23">¿Qué nivel de conocimientos tiene sobre la informática?</text:p>
        </text:list-item>
      </text:list>
      <text:p text:style-name="P24">Bajo</text:p>
      <text:p text:style-name="P25">Medio</text:p>
      <text:p text:style-name="P26">Alto</text:p>
      <text:p text:style-name="P27"/>
      <text:list text:style-name="LFO3" text:continue-numbering="true">
        <text:list-item>
          <text:p text:style-name="P28">¿Cómo considera su experticia con el uso de OpenOffice Writer?</text:p>
        </text:list-item>
      </text:list>
      <text:p text:style-name="P29">Usuario<text:s/>Básico</text:p>
      <text:p text:style-name="P30">Usuario Intermedio</text:p>
      <text:p text:style-name="P31">Usuario Experto</text:p>
      <text:p text:style-name="P32"/>
      <text:list text:style-name="LFO3" text:continue-numbering="true">
        <text:list-item>
          <text:p text:style-name="P33">¿Dónde usa OpenOffice Writer?</text:p>
        </text:list-item>
      </text:list>
      <text:p text:style-name="P34">Estudio</text:p>
      <text:p text:style-name="P35">Investigación</text:p>
      <text:p text:style-name="P36">Trabajo</text:p>
      <text:p text:style-name="P37">Otro:</text:p>
      <text:p text:style-name="P38"/>
      <text:list text:style-name="LFO3" text:continue-numbering="true">
        <text:list-item>
          <text:p text:style-name="P39">¿Con qué frecuencia usa OpenOffice Writer?</text:p>
        </text:list-item>
      </text:list>
      <text:p text:style-name="P40"><text:s/>A Diario</text:p>
      <text:p text:style-name="P41">Eventual</text:p>
      <text:p text:style-name="P42">Periódico</text:p>
      <text:p text:style-name="P43"/>
      <text:list text:style-name="LFO3" text:continue-numbering="true">
        <text:list-item>
          <text:p text:style-name="P44">¿Qué nivel de conocimientos tiene sobre OpenOffice Writer?</text:p>
        </text:list-item>
      </text:list>
      <text:p text:style-name="P45">Bajo</text:p>
      <text:p text:style-name="P46">Medio</text:p>
      <text:p text:style-name="P47">Alto</text:p>
      <text:p text:style-name="P48"/>
      <text:list text:style-name="LFO3" text:continue-numbering="true">
        <text:list-item>
          <text:p text:style-name="P49">¿Qué haces usualmente con OpenOffice Writer?<text:s/></text:p>
        </text:list-item>
      </text:list>
      <text:p text:style-name="P50">_____________________________________________________________________</text:p>
      <text:p text:style-name="P51"><text:s/></text:p>
      <text:list text:style-name="LFO3" text:continue-numbering="true">
        <text:list-item>
          <text:p text:style-name="P52">¿Qué es lo más difícil de utilizar OpenOffice Writer?<text:s/></text:p>
        </text:list-item>
      </text:list>
      <text:p text:style-name="P53"><text:s/>_____________________________________________________________________</text:p>
      <text:p text:style-name="P54"/>
      <text:list text:style-name="LFO2_1" text:continue-numbering="true">
        <text:list-item>
          <text:p text:style-name="P55">Roles y<text:s/>Tareas</text:p>
        </text:list-item>
      </text:list>
      <text:p text:style-name="P56"/>
      <text:list text:style-name="LFO3" text:continue-numbering="true">
        <text:list-item>
          <text:p text:style-name="P57">¿Ud. trabaja?</text:p>
        </text:list-item>
      </text:list>
      <text:p text:style-name="P58">SÍ</text:p>
      <text:p text:style-name="P59">No</text:p>
      <text:p text:style-name="P60">Otro:<text:s/></text:p>
      <text:p text:style-name="P61"/>
      <text:list text:style-name="LFO3" text:continue-numbering="true">
        <text:list-item>
          <text:p text:style-name="P62">Tipo de empresa</text:p>
        </text:list-item>
      </text:list>
      <text:p text:style-name="P63">Privada</text:p>
      <text:p text:style-name="P64">Pública</text:p>
      <text:p text:style-name="P65">Otra:</text:p>
      <text:p text:style-name="P66"/>
      <text:list text:style-name="LFO3" text:continue-numbering="true">
        <text:list-item>
          <text:p text:style-name="P67">¿Qué tipo de Trabajo/Labor realiza?<text:s/></text:p>
        </text:list-item>
      </text:list>
      <text:p text:style-name="P68">_____________________________________________________________________</text:p>
      <text:p text:style-name="P69"><text:s/></text:p>
      <text:list text:style-name="LFO3" text:continue-numbering="true">
        <text:list-item>
          <text:p text:style-name="P70">¿Cuál es su Cargo/Ocupación?</text:p>
        </text:list-item>
      </text:list>
      <text:p text:style-name="P71">Estudiante</text:p>
      <text:p text:style-name="P72">Jubilado</text:p>
      <text:p text:style-name="P73">Empleado</text:p>
      <text:p text:style-name="P74">Desempleado</text:p>
      <text:p text:style-name="P75">Otro:</text:p>
      <text:p text:style-name="P76"/>
      <text:list text:style-name="LFO3" text:continue-numbering="true">
        <text:list-item>
          <text:p text:style-name="P77">Mencione las responsabilidades dentro de su Trabajo/Labor</text:p>
        </text:list-item>
      </text:list>
      <text:p text:style-name="P78">_____________________________________________________________________</text:p>
      <text:p text:style-name="P79"/>
      <text:list text:style-name="LFO3" text:continue-numbering="true">
        <text:list-item>
          <text:p text:style-name="P80">Describa las actividades típicas que realizas en el día</text:p>
        </text:list-item>
      </text:list>
      <text:p text:style-name="P81">_____________________________________________________________________</text:p>
      <text:p text:style-name="P82"/>
      <text:list text:style-name="LFO3" text:continue-numbering="true">
        <text:list-item>
          <text:p text:style-name="P83">¿Qué es lo más importante en su día?</text:p>
        </text:list-item>
      </text:list>
      <text:p text:style-name="P84">_____________________________________________________________________</text:p>
      <text:p text:style-name="P85"/>
      <text:list text:style-name="LFO3" text:continue-numbering="true">
        <text:list-item>
          <text:p text:style-name="P86">Describa cuáles actividades pueden ser atípicas en un día:</text:p>
        </text:list-item>
      </text:list>
      <text:p text:style-name="P87">_____________________________________________________________________</text:p>
      <text:p text:style-name="P88"/>
      <text:list text:style-name="LFO3" text:continue-numbering="true">
        <text:list-item>
          <text:p text:style-name="P89">¿Con qué suele interactuar en un día típico: <text:s/>Personas, Sistemas, Productos?</text:p>
        </text:list-item>
      </text:list>
      <text:p text:style-name="P90">_____________________________________________________________________</text:p>
      <text:p text:style-name="P91"/>
      <text:list text:style-name="LFO3" text:continue-numbering="true">
        <text:list-item>
          <text:p text:style-name="P92">¿En su Trabajo/Labor realiza actividades con el Ordenador?</text:p>
        </text:list-item>
      </text:list>
      <text:p text:style-name="P93"><text:s/>Sí</text:p>
      <text:p text:style-name="P94"><text:s/>No</text:p>
      <text:p text:style-name="P95"><text:s/>Otro:<text:s/></text:p>
      <text:p text:style-name="P96"/>
      <text:list text:style-name="LFO3" text:continue-numbering="true">
        <text:list-item>
          <text:p text:style-name="P97">¿En su Trabajo/Labor cuantas actividades<text:s/>realiza con el Ordenador?</text:p>
        </text:list-item>
      </text:list>
      <text:p text:style-name="P98">1-5</text:p>
      <text:p text:style-name="P99">5-10</text:p>
      <text:p text:style-name="P100">&gt;11</text:p>
      <text:p text:style-name="P101"/>
      <text:list text:style-name="LFO2_1" text:continue-numbering="true">
        <text:list-item>
          <text:p text:style-name="P102">Objetivos</text:p>
        </text:list-item>
      </text:list>
      <text:p text:style-name="P103"/>
      <text:list text:style-name="LFO3" text:continue-numbering="true">
        <text:list-item>
          <text:p text:style-name="P104">¿Cuáles son tus motivaciones?</text:p>
        </text:list-item>
      </text:list>
      <text:p text:style-name="P105"><text:span text:style-name="T106"><text:s/></text:span>_____________________________________________________________________</text:p>
      <text:p text:style-name="P107"/>
      <text:list text:style-name="LFO3" text:continue-numbering="true">
        <text:list-item>
          <text:p text:style-name="P108">¿Qué objetivos se propone para alcanzar sus metas?</text:p>
        </text:list-item>
      </text:list>
      <text:p text:style-name="P109">_____________________________________________________________________</text:p>
      <text:p text:style-name="P110"/>
      <text:list text:style-name="LFO2_1" text:continue-numbering="true">
        <text:list-item>
          <text:p text:style-name="P111">Dominio de la Aplicación<text:s/></text:p>
        </text:list-item>
      </text:list>
      <text:p text:style-name="P112"/>
      <text:list text:style-name="LFO3" text:continue-numbering="true">
        <text:list-item>
          <text:p text:style-name="P113">¿Qué nivel de experiencia tiene con el uso de la aplicación OpenOffice Writer?</text:p>
        </text:list-item>
      </text:list>
      <text:p text:style-name="P114">Bajo</text:p>
      <text:p text:style-name="P115">Medio<text:s/></text:p>
      <text:p text:style-name="P116">Alto</text:p>
      <text:p text:style-name="P117"/>
      <text:list text:style-name="LFO3" text:continue-numbering="true">
        <text:list-item>
          <text:p text:style-name="P118">¿Sus necesidades son satisfechas por otras aplicaciones parecidas al OpenOffice Writer, ¿Cuáles y Por qué?</text:p>
        </text:list-item>
      </text:list>
      <text:p text:style-name="P119">_____________________________________________________________________</text:p>
      <text:p text:style-name="P120"/>
      <text:list text:style-name="LFO3" text:continue-numbering="true">
        <text:list-item>
          <text:p text:style-name="P121">¿Qué tipo de información necesita que OpenOffice Writer suministre?</text:p>
        </text:list-item>
      </text:list>
      <text:p text:style-name="P122">_____________________________________________________________________</text:p>
      <text:p text:style-name="P123"/>
      <text:list text:style-name="LFO3" text:continue-numbering="true">
        <text:list-item>
          <text:p text:style-name="P124">¿Cuáles son las principales dificultades al<text:s/>usar la aplicación OpenOffice Writer?</text:p>
        </text:list-item>
      </text:list>
      <text:p text:style-name="P125">_____________________________________________________________________</text:p>
      <text:p text:style-name="P126"/>
      <text:list text:style-name="LFO3" text:continue-numbering="true">
        <text:list-item>
          <text:p text:style-name="P127">¿Desearía otra funcionalidad adscrita a la aplicación OpenOffice Writer?</text:p>
        </text:list-item>
      </text:list>
      <text:p text:style-name="P128">_____________________________________________________________________</text:p>
      <text:p text:style-name="P129"/>
      <text:list text:style-name="LFO3" text:continue-numbering="true">
        <text:list-item>
          <text:p text:style-name="P130">¿Qué le motiva usar la aplicación OpenOffice Writer?</text:p>
        </text:list-item>
      </text:list>
      <text:p text:style-name="P131">_____________________________________________________________________</text:p>
      <text:p text:style-name="P132"/>
      <text:list text:style-name="LFO3" text:continue-numbering="true">
        <text:list-item>
          <text:p text:style-name="P133">¿Con que finalidad usa la aplicación OpenOffice Writer?</text:p>
        </text:list-item>
      </text:list>
      <text:p text:style-name="P134">_____________________________________________________________________</text:p>
      <text:p text:style-name="P135"/>
      <text:list text:style-name="LFO3" text:continue-numbering="true">
        <text:list-item>
          <text:p text:style-name="P136">¿Cuáles<text:s/>aspectos de la aplicación OpenOffice Writer son sus favoritos?</text:p>
        </text:list-item>
      </text:list>
      <text:p text:style-name="P137">_____________________________________________________________________</text:p>
      <text:p text:style-name="P138"/>
      <text:list text:style-name="LFO2_1" text:continue-numbering="true">
        <text:list-item>
          <text:p text:style-name="P139">Preguntas Sociodemográficas</text:p>
        </text:list-item>
      </text:list>
      <text:p text:style-name="P140"/>
      <text:list text:style-name="LFO3" text:continue-numbering="true">
        <text:list-item>
          <text:p text:style-name="P141"><text:span text:style-name="T142">¿De dónde eres?</text:span><text:s/>____________________________________________</text:p>
        </text:list-item>
      </text:list>
      <text:p text:style-name="P143"/>
      <text:list text:style-name="LFO3" text:continue-numbering="true">
        <text:list-item>
          <text:p text:style-name="P144">Estado Civil</text:p>
        </text:list-item>
      </text:list>
      <text:p text:style-name="P145">Soltero</text:p>
      <text:p text:style-name="P146">Casado</text:p>
      <text:p text:style-name="P147">Divorciado</text:p>
      <text:p text:style-name="P148">Viudo</text:p>
      <text:p text:style-name="P149"/>
      <text:list text:style-name="LFO2_1" text:continue-numbering="true">
        <text:list-item>
          <text:p text:style-name="P150">Habilidades y conocimientos</text:p>
        </text:list-item>
      </text:list>
      <text:p text:style-name="P151"/>
      <text:list text:style-name="LFO3" text:continue-numbering="true">
        <text:list-item>
          <text:p text:style-name="P152">¿Le gusta trabajar con Ordenadores?</text:p>
        </text:list-item>
      </text:list>
      <text:p text:style-name="P153">_____________________________________________________________________</text:p>
      <text:p text:style-name="P154"/>
      <text:list text:style-name="LFO3" text:continue-numbering="true">
        <text:list-item>
          <text:p text:style-name="P155">¿Cuánto tiempo hace que trabajas con Ordenadores?</text:p>
        </text:list-item>
      </text:list>
      <text:p text:style-name="P156">____________________________________________________________________</text:p>
      <text:list text:style-name="LFO3" text:continue-numbering="true">
        <text:list-item>
          <text:p text:style-name="P157">¿Qué aplicaciones suele usar?</text:p>
        </text:list-item>
      </text:list>
      <text:p text:style-name="P158"><text:s/>Procesadores de Textos</text:p>
      <text:p text:style-name="P159"><text:s/>Clientes de Correo Electrónico</text:p>
      <text:p text:style-name="P160"><text:s/>Aplicaciones de Desarrollo de Software</text:p>
      <text:p text:style-name="P161"><text:s/>Otro:<text:s/></text:p>
      <text:p text:style-name="P162"/>
      <text:list text:style-name="LFO3" text:continue-numbering="true">
        <text:list-item>
          <text:p text:style-name="P163">¿Le gusta usar procesadores de texto? ¿Qué le motiva?</text:p>
        </text:list-item>
      </text:list>
      <text:p text:style-name="P164">____________________________________________________________________</text:p>
      <text:p text:style-name="P165"/>
      <text:list text:style-name="LFO2_1" text:continue-numbering="true">
        <text:list-item>
          <text:p text:style-name="P166">Contexto /Ambiente</text:p>
        </text:list-item>
      </text:list>
      <text:p text:style-name="P167"/>
      <text:list text:style-name="LFO3" text:continue-numbering="true">
        <text:list-item>
          <text:p text:style-name="P168">¿De qué lugar suele acceder a la herramienta OpenOffice Writer?</text:p>
        </text:list-item>
      </text:list>
      <text:p text:style-name="P169"><text:s/>Casa</text:p>
      <text:p text:style-name="P170"><text:s/>Universidad</text:p>
      <text:p text:style-name="P171"><text:s/>Trabajo</text:p>
      <text:p text:style-name="P172"><text:s/>Otro:</text:p>
      <text:p text:style-name="P173"/>
      <text:list text:style-name="LFO3" text:continue-numbering="true">
        <text:list-item>
          <text:p text:style-name="P174">¿De qué dispositivos suele acceder a la herramienta OpenOffice<text:s/>Writer?</text:p>
        </text:list-item>
      </text:list>
      <text:p text:style-name="P175">Smartphone</text:p>
      <text:p text:style-name="P176">Laptop</text:p>
      <text:p text:style-name="P177">Desktop</text:p>
      <text:p text:style-name="P178">Otro</text:p>
      <text:p text:style-name="P179"/>
      <text:list text:style-name="LFO3" text:continue-numbering="true">
        <text:list-item>
          <text:p text:style-name="P180"><text:span text:style-name="T181">¿Qué</text:span><text:span text:style-name="T182"><text:s/>artefactos personales tienes</text:span><text:span text:style-name="T183">?</text:span></text:p>
        </text:list-item>
      </text:list>
      <text:p text:style-name="P184">Smartphone</text:p>
      <text:p text:style-name="P185">Laptop</text:p>
      <text:p text:style-name="P186">Desktop</text:p>
      <text:p text:style-name="P187">Otro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a" style:display-name="Lista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Saludo" style:display-name="Saludo" style:family="paragraph" style:parent-style-name="Normal" style:next-style-name="Normal">
      <style:text-properties fo:hyphenate="false"/>
    </style:style>
    <style:style style:name="SaludoCar" style:display-name="Saludo Car" style:family="text" style:parent-style-name="Fuentedepárrafopredeter."/>
    <style:style style:name="Listaconviñetas2" style:display-name="Lista con viñetas 2" style:family="paragraph" style:parent-style-name="Normal" style:list-style-name="LFO2">
      <style:text-properties fo:hyphenate="false"/>
    </style:style>
    <style:style style:name="Direccióninterior" style:display-name="Dirección interior" style:family="paragraph" style:parent-style-name="Normal"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Líneadereferencia" style:display-name="Línea de referencia" style:family="paragraph" style:parent-style-name="Textoindependiente">
      <style:text-properties fo:hyphenate="false"/>
    </style:style>
    <style:style style:name="WW_CharLFO1LVL1" style:family="text">
      <style:text-properties style:font-name="Symbol"/>
    </style:style>
    <text:list-style style:name="LFO2" style:display-name="LFO2">
      <text:list-level-style-bullet text:level="1" text:style-name="WW_CharLFO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_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5909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16-09-19T18:22:00Z</meta:creation-date>
    <dc:date>2016-09-22T15:58:00Z</dc:date>
    <meta:template xlink:href="Normal" xlink:type="simple"/>
    <meta:editing-cycles>69</meta:editing-cycles>
    <meta:editing-duration>PT10800S</meta:editing-duration>
    <meta:document-statistic meta:page-count="1" meta:paragraph-count="8" meta:word-count="686" meta:character-count="4457" meta:row-count="31" meta:non-whitespace-character-count="3779"/>
  </office:meta>
</office:document-meta>
</file>